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margin-top="0in" fo:margin-bottom="0.1965in" loext:contextual-spacing="false" style:line-height-at-least="0.3335in" fo:text-indent="0in" style:auto-text-indent="false"/>
      <style:text-properties fo:font-variant="normal" fo:text-transform="none" fo:color="#222222" fo:letter-spacing="normal"/>
    </style:style>
    <style:style style:name="P2" style:family="paragraph" style:parent-style-name="Preformatted_20_Text">
      <style:paragraph-properties fo:margin-left="0in" fo:margin-right="0in" fo:margin-top="0in" fo:margin-bottom="0.1965in" loext:contextual-spacing="false" style:line-height-at-least="0.25in" fo:text-indent="0in" style:auto-text-indent="false"/>
      <style:text-properties fo:font-variant="normal" fo:text-transform="none" fo:color="#222222" fo:letter-spacing="normal"/>
    </style:style>
    <style:style style:name="P3" style:family="paragraph" style:parent-style-name="Preformatted_20_Text">
      <style:paragraph-properties fo:margin-left="0in" fo:margin-right="0in" fo:margin-top="0in" fo:margin-bottom="0.1965in" loext:contextual-spacing="false" style:line-height-at-least="0.2917in" fo:text-indent="0in" style:auto-text-indent="false"/>
      <style:text-properties fo:font-variant="normal" fo:text-transform="none" fo:color="#222222" style:font-name="Arial1" fo:font-size="14pt" fo:letter-spacing="normal" fo:font-style="normal" fo:font-weight="bold"/>
    </style:style>
    <style:style style:name="P4" style:family="paragraph" style:parent-style-name="Preformatted_20_Text">
      <style:paragraph-properties fo:margin-left="0in" fo:margin-right="0in" fo:margin-top="0in" fo:margin-bottom="0.1965in" loext:contextual-spacing="false" style:line-height-at-least="0.2917in" fo:text-indent="0in" style:auto-text-indent="false"/>
      <style:text-properties fo:font-variant="normal" fo:text-transform="none" fo:color="#222222" style:font-name="Arial1" fo:font-size="13pt" fo:letter-spacing="normal" fo:language="el" fo:country="GR" fo:font-style="normal" fo:font-weight="normal" officeooo:rsid="0021338d" officeooo:paragraph-rsid="0021338d" style:font-size-asian="11.3500003814697pt" style:font-weight-asian="normal" style:font-size-complex="13pt" style:font-weight-complex="normal"/>
    </style:style>
    <style:style style:name="P5" style:family="paragraph" style:parent-style-name="Preformatted_20_Text">
      <style:paragraph-properties fo:margin-left="0in" fo:margin-right="0in" fo:margin-top="0in" fo:margin-bottom="0.1965in" loext:contextual-spacing="false" style:line-height-at-least="0.2917in" fo:text-indent="0in" style:auto-text-indent="false"/>
      <style:text-properties fo:font-variant="normal" fo:text-transform="none" fo:color="#222222" style:font-name="Arial1" fo:font-size="13pt" fo:letter-spacing="normal" fo:language="el" fo:country="GR" fo:font-style="normal" fo:font-weight="normal" officeooo:rsid="0014c0c9" officeooo:paragraph-rsid="0014c0c9" style:font-size-asian="13pt" style:font-weight-asian="normal" style:font-size-complex="13pt" style:font-weight-complex="normal"/>
    </style:style>
    <style:style style:name="T1" style:family="text">
      <style:text-properties style:text-position="33% 80%" style:font-name="Arial1" fo:font-size="16pt" fo:font-style="normal" style:text-underline-style="solid" style:text-underline-width="auto" style:text-underline-color="font-color" fo:font-weight="bold"/>
    </style:style>
    <style:style style:name="T2" style:family="text">
      <style:text-properties style:text-position="33% 80%" fo:font-style="normal" fo:font-weight="normal"/>
    </style:style>
    <style:style style:name="T3" style:family="text">
      <style:text-properties style:font-name="Arial1" fo:font-size="16pt" fo:font-style="normal" style:text-underline-style="solid" style:text-underline-width="auto" style:text-underline-color="font-color" fo:font-weight="bold"/>
    </style:style>
    <style:style style:name="T4" style:family="text">
      <style:text-properties style:font-name="Arial1" fo:font-size="16pt" fo:font-style="normal" fo:font-weight="bold"/>
    </style:style>
    <style:style style:name="T5" style:family="text">
      <style:text-properties style:font-name="Arial1" fo:font-size="16pt" fo:font-style="normal" fo:font-weight="bold" officeooo:rsid="001f54f4"/>
    </style:style>
    <style:style style:name="T6" style:family="text">
      <style:text-properties style:font-name="Arial1" fo:font-size="16pt" fo:language="el" fo:country="GR" fo:font-style="normal" fo:font-weight="bold" officeooo:rsid="001f54f4"/>
    </style:style>
    <style:style style:name="T7" style:family="text">
      <style:text-properties fo:language="en" fo:country="US"/>
    </style:style>
    <style:style style:name="T8" style:family="text">
      <style:text-properties fo:language="en" fo:country="US" officeooo:rsid="00161f69"/>
    </style:style>
    <style:style style:name="T9" style:family="text">
      <style:text-properties fo:language="en" fo:country="US" officeooo:rsid="00185cae"/>
    </style:style>
    <style:style style:name="T10" style:family="text">
      <style:text-properties fo:language="en" fo:country="US" officeooo:rsid="0018a9fb"/>
    </style:style>
    <style:style style:name="T11" style:family="text">
      <style:text-properties fo:language="en" fo:country="US" officeooo:rsid="001d4733"/>
    </style:style>
    <style:style style:name="T12" style:family="text">
      <style:text-properties fo:language="en" fo:country="US" officeooo:rsid="001f435e"/>
    </style:style>
    <style:style style:name="T13" style:family="text">
      <style:text-properties fo:language="en" fo:country="US" officeooo:rsid="0021bf1c"/>
    </style:style>
    <style:style style:name="T14" style:family="text">
      <style:text-properties fo:language="en" fo:country="US" officeooo:rsid="00230543"/>
    </style:style>
    <style:style style:name="T15" style:family="text">
      <style:text-properties fo:language="en" fo:country="US" officeooo:rsid="0024f71d"/>
    </style:style>
    <style:style style:name="T16" style:family="text">
      <style:text-properties fo:language="en" fo:country="US" officeooo:rsid="0025ea64"/>
    </style:style>
    <style:style style:name="T17" style:family="text">
      <style:text-properties fo:language="en" fo:country="US" officeooo:rsid="00263855"/>
    </style:style>
    <style:style style:name="T18" style:family="text">
      <style:text-properties fo:language="en" fo:country="US" officeooo:rsid="00271548"/>
    </style:style>
    <style:style style:name="T19" style:family="text">
      <style:text-properties fo:language="en" fo:country="US" officeooo:rsid="0028e722"/>
    </style:style>
    <style:style style:name="T20" style:family="text">
      <style:text-properties fo:language="en" fo:country="US" officeooo:rsid="002e3606"/>
    </style:style>
    <style:style style:name="T21" style:family="text">
      <style:text-properties fo:language="en" fo:country="US" officeooo:rsid="00444455" style:language-asian="zxx" style:country-asian="none" style:language-complex="zxx" style:country-complex="none"/>
    </style:style>
    <style:style style:name="T22" style:family="text">
      <style:text-properties fo:language="el" fo:country="GR" officeooo:rsid="001f54f4"/>
    </style:style>
    <style:style style:name="T23" style:family="text">
      <style:text-properties fo:language="el" fo:country="GR" officeooo:rsid="00211b52"/>
    </style:style>
    <style:style style:name="T24" style:family="text">
      <style:text-properties officeooo:rsid="00161f69"/>
    </style:style>
    <style:style style:name="T25" style:family="text">
      <style:text-properties officeooo:rsid="0018a9fb"/>
    </style:style>
    <style:style style:name="T26" style:family="text">
      <style:text-properties officeooo:rsid="0018f881"/>
    </style:style>
    <style:style style:name="T27" style:family="text">
      <style:text-properties officeooo:rsid="0019c2d0"/>
    </style:style>
    <style:style style:name="T28" style:family="text">
      <style:text-properties officeooo:rsid="001d4733"/>
    </style:style>
    <style:style style:name="T29" style:family="text">
      <style:text-properties officeooo:rsid="001f435e"/>
    </style:style>
    <style:style style:name="T30" style:family="text">
      <style:text-properties officeooo:rsid="00211b52"/>
    </style:style>
    <style:style style:name="T31" style:family="text">
      <style:text-properties officeooo:rsid="0021338d"/>
    </style:style>
    <style:style style:name="T32" style:family="text">
      <style:text-properties officeooo:rsid="0021bf1c"/>
    </style:style>
    <style:style style:name="T33" style:family="text">
      <style:text-properties officeooo:rsid="0021e1f9"/>
    </style:style>
    <style:style style:name="T34" style:family="text">
      <style:text-properties officeooo:rsid="00230543"/>
    </style:style>
    <style:style style:name="T35" style:family="text">
      <style:text-properties officeooo:rsid="002515a7"/>
    </style:style>
    <style:style style:name="T36" style:family="text">
      <style:text-properties officeooo:rsid="0025ea64"/>
    </style:style>
    <style:style style:name="T37" style:family="text">
      <style:text-properties officeooo:rsid="00263855"/>
    </style:style>
    <style:style style:name="T38" style:family="text">
      <style:text-properties officeooo:rsid="00271548"/>
    </style:style>
    <style:style style:name="T39" style:family="text">
      <style:text-properties officeooo:rsid="00273a2c"/>
    </style:style>
    <style:style style:name="T40" style:family="text">
      <style:text-properties officeooo:rsid="002a9a38"/>
    </style:style>
    <style:style style:name="T41" style:family="text">
      <style:text-properties officeooo:rsid="0030c637"/>
    </style:style>
    <style:style style:name="T42" style:family="text">
      <style:text-properties officeooo:rsid="0032b045"/>
    </style:style>
    <style:style style:name="T43" style:family="text">
      <style:text-properties officeooo:rsid="0034cd89"/>
    </style:style>
    <style:style style:name="T44" style:family="text">
      <style:text-properties officeooo:rsid="002e3606" style:language-asian="zxx" style:country-asian="none" style:language-complex="zxx" style:country-complex="none"/>
    </style:style>
    <style:style style:name="T45" style:family="text">
      <style:text-properties officeooo:rsid="00444455" style:language-asian="zxx" style:country-asian="none" style:language-complex="zxx" style:country-complex="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Κεφάλαιο 3</text:span><text:span text:style-name="T1">ο</text:span><text:span text:style-name="T2"> </text:span><text:span text:style-name="T4">: Η παραγωγή και η λειτουργία του λογισμικού </text:span><text:span text:style-name="T5">Διαχείρισης</text:span><text:span text:style-name="T6"> Αποθήκης</text:span><text:span text:style-name="T4"> </text:span></text:p>
      <text:p text:style-name="P3">3.1. <text:s/>Η παραγωγή του λογισμικού <text:span text:style-name="T30">Διαχείρισης</text:span><text:span text:style-name="T22"> Αποθήκης</text:span> βήμα προς βήμα</text:p>
      <text:p text:style-name="P4">Το πρώτο μέρος της εφαρμογής είναι η βάση δεδομένων όντας το βασικό κομμάτι <text:span text:style-name="T35">του συστήματος</text:span>. <text:s/>Η βάση αποτελείτε από τρία τραπέζια <text:span text:style-name="T7">prods,sell,buy. </text:span>Το τραπέζι με όνομα <text:span text:style-name="T7">prods </text:span>είναι το βασικό και σε αυτό κυρίως γίνονται αλλαγές ,τα άλλα δύο χρησιμοποιούνται σαν βοηθητικά για να καταγράφονται οι αγορές και πωλήσεις που έγιναν. Το επόμενο βήμα <text:span text:style-name="T41">είναι</text:span> να βρεθεί ο τρόπος σύνδεσης της ε<text:span text:style-name="T32">φαρμογής με την βάση ώστε να έχουμε την ικανότητα να διαχειριστούμε όλα τα στοιχεία της βάσης από την εφαρμογή. Χρησιμοποιήθηκε η βιβλιοθήκη </text:span><text:span text:style-name="T13">mysql-connector </text:span><text:span text:style-name="T42">η οποία είναι<text:tab/> μια δωρεάν βιβλιοθήκη που παρέχετε <text:s/>από την </text:span><text:span text:style-name="T13">Oracle . </text:span><text:span text:style-name="T42">Η </text:span><text:span text:style-name="T13">mysql-connector </text:span><text:span text:style-name="T42">μας παρέχει την δυνατότητα να κάνουμε ερωτήσεις από την εφαρμογή στην βάση (πχ </text:span><text:span text:style-name="T13">select * from prods;). </text:span><text:span text:style-name="T33">Στην πορεία ξεκινήσαμε να σχεδιάσουμε ένα φιλικό περιβάλλον από το οποίο να έχουμε την δυνατότητα να εμφανίζουμε τα δεδομένα της βάσης αλλά και να μπορούμε να εισάγουμε, να εξάγουμε και να τροποποιούμε δεδομένα. Η βασική κλάση στην οποία υλοποιούμε το κυρίως παράθυρο ονομάζεται </text:span><text:span text:style-name="T14">supplies , </text:span><text:span text:style-name="T34">στην κλάση αυτή γίνεται η σύνδεση ανάμεσα στην βάση και στην εφαρμογή . Στην συνέχεια γίνεται μια ερώτηση επιλογής που εμφανίζει όλα τα δεδομένα ,όλα τα αποθέματα στην περίπτωση μας και τα εισάγει σε έναν πίνακα ώστε να μπορεί ο χρήστης να ελέγξει την κατάσταση της αποθήκης. Επίσης στη κλάση αυτή αρχικοποιούνται όλες οι άλλες κλάσεις της εφαρμογής.Από το μενού που υπάρχει η πρώτη αναδυόμενη λίστα καλεί τις μεθόδους που εισάγουν,εξάγουν ή τροποποιούν δεδομένα από το τραπέζι </text:span><text:span text:style-name="T15">prods. </text:span><text:span text:style-name="T36">Οι παραπάνω ενέργειες γίνονται από ξεχωριστά παράθυρα συμπληρώνοντας τα κατάλληλα στοιχεία δίνοντας στον χρήστη την δυνατότητα να τροποποιήσει την βάση αγνοώντας τις εντολές που χρειάζεται η </text:span><text:span text:style-name="T16">sql </text:span><text:span text:style-name="T36"><text:s/></text:span><text:span text:style-name="T16">(insert , delete , update). </text:span><text:span text:style-name="T36">Η επόμενη αναδυόμενη λίστα πραγματοποιεί τις αγορές της εταιρίας αυξάνοντας τα εμπορεύματα στο τραπέζι </text:span><text:span text:style-name="T17">prods </text:span><text:span text:style-name="T37">επίσης δημιουργεί μια καταχώρηση στο τραπέζι </text:span><text:span text:style-name="T18">buy </text:span><text:span text:style-name="T38">με το όνομα του προϊόντος που αγοράστηκε την ποσότητα και την ημερομηνία ώστε να υπάρχει ένα ιστορικό με τις αγορές που πραγματοποιήθηκαν από την εταιρία. Αντίστοιχα στην επόμενη λίστα πραγματοποιούνται οι πωλήσεις τις εταιρίας μειώνοντας τα αποθέματα και εισάγοντας </text:span><text:soft-page-break/><text:span text:style-name="T38">μια καταχώρηση στο τραπέζι </text:span><text:span text:style-name="T18">sell </text:span><text:span text:style-name="T39">με το όνομα του προϊόντος το είδος παραστατικού την ποσότητα πώλησής και την τιμή , επίσης την τιμή με ΦΠΑ αν ο τύπος παραστατικού είναι απόδειξη. Το ιστορικό αγορών/πωλήσεων μπορεί να γίνει από τις αντίστοιχες λίστες με τα κουμπιά </text:span><text:span text:style-name="T19">Buy Log/Sell Log </text:span><text:span text:style-name="T45">εμφανίζοντας </text:span><text:span text:style-name="T40"><text:s/>καινούργια παράθυρα που εμφανίζουν τα περιεχόμενα τον αντίστοιχων τραπεζιών.</text:span></text:p>
      <text:p text:style-name="P4"/>
      <text:p text:style-name="P3">3.2. Ο τρόπος εγκατάστασης του λογισμικού Χ στους ηλεκτρονικούς υπολογιστές – απαιτήσεις ιδιαιτερότητες. Παραμετροποίηση – συνδέσεις</text:p>
      <text:p text:style-name="P5"><text:span text:style-name="T31">Αρχικά</text:span> χρειάζεται να <text:span text:style-name="T31">εγκατασταθεί</text:span> <text:span text:style-name="T25">η</text:span> <text:span text:style-name="T7">Java, </text:span>ώστε να μπορεί να τρέξει η εφαρμογή πάνω στην εικονική μηχανή που δημιουργεί <text:span text:style-name="T7">,</text:span><text:span text:style-name="T43">με σκοπό να </text:span><text:s/>διαχειρίζεται το πρόγραμμα και <text:span text:style-name="T25">να </text:span>το συνδέει με το λειτουργικό σύστημα. Έπειτα πρέπει να δημιουργήσουμε έναν <text:span text:style-name="T7">server </text:span>που θα φιλοξενεί την βάση δεδομένων της αποθήκ<text:span text:style-name="T24">η</text:span>ς ,με την οποία θα συνδεθεί η εφαρμογή <text:span text:style-name="T26">που</text:span> θα <text:span text:style-name="T27">την </text:span>διαχειριζόμαστε.<text:span text:style-name="T7"> </text:span><text:span text:style-name="T24">Για την δημιουργία του </text:span><text:span text:style-name="T8">server </text:span><text:span text:style-name="T24">χρησιμοποιήθηκε το </text:span><text:span text:style-name="T8">WAMP(Windows, Apache,PHP,</text:span><text:span text:style-name="T24">ΜΥ</text:span><text:span text:style-name="T8">SQL).</text:span><text:span text:style-name="T24">Το </text:span><text:span text:style-name="T8">W</text:span><text:span text:style-name="T9">AMP</text:span><text:span text:style-name="T8"> </text:span><text:span text:style-name="T24">δεν χρειάστηκε κάποια παραμετροποίηση πέρα από την εισαγωγή της βάσης δεδομένων. Το όνομα της βάσης δεδομένων θα πρέπει να είναι συγκεκριμένο </text:span><text:span text:style-name="T10">(warehouse) </text:span><text:span text:style-name="T25">διότι έτσι δηλώθηκε στην εφαρμογή ,επίσης το </text:span><text:span text:style-name="T10">port </text:span><text:span text:style-name="T25">το οποίο συνδέετε η εφαρμογή με την βάση είναι το 3306 (είναι το προεπιλεγμένο </text:span><text:span text:style-name="T10">port </text:span><text:span text:style-name="T25">από το </text:span><text:span text:style-name="T10">wamp </text:span><text:span text:style-name="T25">για την </text:span><text:span text:style-name="T10">mysql). </text:span><text:span text:style-name="T11">O server </text:span><text:span text:style-name="T28">κατά την εκτέλεση και λειτουργία του προγράμματος θα πρέπει να εκτελείτε, τα δεδομένα εισάγονται όλα από την βάση κατά την εκτέλεση και αποθηκεύονται σε αυτήν κατά την λειτουργία μετά από οποιαδήποτε τροποποίηση τους. Τα πεδία της βάσης θα πρέπει να είναι ίδια με αυτά που έχουν δηλωθεί στην εφαρμογή αλλιώς δεν θα μπορέσει να εκτελέσει τα ερωτήματα (</text:span><text:span text:style-name="T11">queries) </text:span><text:span text:style-name="T28">η εφαρμογή προς την βάση. Για την σύνδεση ανάμεσα στην εφαρμογή και την βάση δεν χρειάζεται σύνδεση στο διαδίκτυο , ο </text:span><text:span text:style-name="T12">server </text:span><text:span text:style-name="T29">τρέχει σε τοπικό επίπεδο .</text:span></text:p>
      <text:p text:style-name="P5"/>
      <text:p text:style-name="P5"/>
      <text:p text:style-name="P5"/>
      <text:p text:style-name="P3"><text:soft-page-break/>3.3. <text:s/>Αναλυτική παρουσίαση του τρόπου λειτουργίας και των παραμέτρων λειτουργίας του λογισμικού <text:span text:style-name="T23">Διαχείρισης Αποθήκης</text:span></text:p>
      <text:p text:style-name="P2"/>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ans-serif"/>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1M4S</meta:editing-duration>
    <meta:editing-cycles>50</meta:editing-cycles>
    <meta:generator>LibreOffice/4.3.5.2$Windows_x86 LibreOffice_project/3a87456aaa6a95c63eea1c1b3201acedf0751bd5</meta:generator>
    <dc:date>2014-12-28T12:50:57.973000000</dc:date>
    <meta:document-statistic meta:table-count="0" meta:image-count="0" meta:object-count="0" meta:page-count="3" meta:paragraph-count="7" meta:word-count="644" meta:character-count="4200" meta:non-whitespace-character-count="3550"/>
    <meta:user-defined meta:name="Info 1"/>
    <meta:user-defined meta:name="Info 2"/>
    <meta:user-defined meta:name="Info 3"/>
    <meta:user-defined meta:name="Info 4"/>
  </office:meta>
</office:document-meta>
</file>